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5" table:default-cell-style-name="Default"/>
        <table:table-row table:style-name="ro1"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Sempreesolokram 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IF([.$C2]=12;8;IF([.$C2]=22;2;0))" office:value-type="float" office:value="8" calcext:value-type="float">
            <text:p>8</text:p>
          </table:table-cell>
          <table:table-cell table:formula="of:=[.$B2]+[.$D2]"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table:formula="of:=IF([.$F2]=&quot;C&quot;;5;0)" office:value-type="float" office:value="5" calcext:value-type="float">
            <text:p>5</text:p>
          </table:table-cell>
          <table:table-cell table:formula="of:=[.E2]+[.$G2]"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table:formula="of:=IF([.$I2]=&quot;M&quot;;6;0)" office:value-type="float" office:value="6" calcext:value-type="float">
            <text:p>6</text:p>
          </table:table-cell>
          <table:table-cell table:formula="of:=[.H2]+[.J2]" office:value-type="float" office:value="85" calcext:value-type="float">
            <text:p>85</text:p>
          </table:table-cell>
          <table:table-cell/>
          <table:table-cell table:formula="of:=[.$A2] &amp; &quot; &quot; &amp; [.J2]" office:value-type="string" office:string-value="Sempreesolokram  6" calcext:value-type="string">
            <text:p>Sempreesolokram <text:s/>6</text:p>
          </table:table-cell>
          <table:table-cell table:formula="of:=[.$A2] &amp; &quot; &quot; &amp; [.K2]" office:value-type="string" office:string-value="Sempreesolokram  85" calcext:value-type="string">
            <text:p>Sempreesolokram <text:s/>85</text:p>
          </table:table-cell>
        </table:table-row>
        <table:table-row table:style-name="ro1">
          <table:table-cell table:style-name="ce1" office:value-type="string" calcext:value-type="string">
            <text:p>IrishGambit 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IF([.$C3]=12;8;IF([.$C3]=22;2;0))" office:value-type="float" office:value="8" calcext:value-type="float">
            <text:p>8</text:p>
          </table:table-cell>
          <table:table-cell table:formula="of:=[.$B3]+[.$D3]"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formula="of:=IF([.$F3]=&quot;C&quot;;5;0)" office:value-type="float" office:value="5" calcext:value-type="float">
            <text:p>5</text:p>
          </table:table-cell>
          <table:table-cell table:formula="of:=[.E3]+[.$G3]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table:formula="of:=IF([.$I3]=&quot;M&quot;;6;0)" office:value-type="float" office:value="6" calcext:value-type="float">
            <text:p>6</text:p>
          </table:table-cell>
          <table:table-cell table:formula="of:=[.H3]+[.J3]" office:value-type="float" office:value="81" calcext:value-type="float">
            <text:p>81</text:p>
          </table:table-cell>
          <table:table-cell/>
          <table:table-cell table:formula="of:=[.$A3] &amp; &quot; &quot; &amp; [.J3]" office:value-type="string" office:string-value="IrishGambit  6" calcext:value-type="string">
            <text:p>IrishGambit <text:s/>6</text:p>
          </table:table-cell>
          <table:table-cell table:formula="of:=[.$A3] &amp; &quot; &quot; &amp; [.K3]" office:value-type="string" office:string-value="IrishGambit  81" calcext:value-type="string">
            <text:p>IrishGambit <text:s/>81</text:p>
          </table:table-cell>
        </table:table-row>
        <table:table-row table:style-name="ro2">
          <table:table-cell table:style-name="ce1" office:value-type="string" calcext:value-type="string">
            <text:p>Arianna-Lorenzo 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formula="of:=IF([.$C4]=12;8;IF([.$C4]=22;2;0))" office:value-type="float" office:value="2" calcext:value-type="float">
            <text:p>2</text:p>
          </table:table-cell>
          <table:table-cell table:formula="of:=[.$B4]+[.$D4]"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table:formula="of:=IF([.$F4]=&quot;C&quot;;5;0)" office:value-type="float" office:value="5" calcext:value-type="float">
            <text:p>5</text:p>
          </table:table-cell>
          <table:table-cell table:formula="of:=[.E4]+[.G4]"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table:formula="of:=IF([.$I4]=&quot;M&quot;;6;0)" office:value-type="float" office:value="0" calcext:value-type="float">
            <text:p>0</text:p>
          </table:table-cell>
          <table:table-cell table:formula="of:=[.H4]+[.J4]" office:value-type="float" office:value="79" calcext:value-type="float">
            <text:p>79</text:p>
          </table:table-cell>
          <table:table-cell/>
          <table:table-cell table:formula="of:=[.$A4] &amp; &quot; &quot; &amp; [.J4]" office:value-type="string" office:string-value="Arianna-Lorenzo  0" calcext:value-type="string">
            <text:p>Arianna-Lorenzo <text:s/>0</text:p>
          </table:table-cell>
          <table:table-cell table:formula="of:=[.$A4] &amp; &quot; &quot; &amp; [.K4]" office:value-type="string" office:string-value="Arianna-Lorenzo  79" calcext:value-type="string">
            <text:p>Arianna-Lorenzo <text:s/>79</text:p>
          </table:table-cell>
        </table:table-row>
        <table:table-row table:style-name="ro1">
          <table:table-cell table:style-name="ce1" office:value-type="string" calcext:value-type="string">
            <text:p>Sterling 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formula="of:=IF([.$C5]=12;8;IF([.$C5]=22;2;0))" office:value-type="float" office:value="8" calcext:value-type="float">
            <text:p>8</text:p>
          </table:table-cell>
          <table:table-cell table:formula="of:=[.$B5]+[.$D5]" office:value-type="float" office:value="71" calcext:value-type="float">
            <text:p>71</text:p>
          </table:table-cell>
          <table:table-cell/>
          <table:table-cell table:formula="of:=IF([.$F5]=&quot;C&quot;;5;0)" office:value-type="float" office:value="0" calcext:value-type="float">
            <text:p>0</text:p>
          </table:table-cell>
          <table:table-cell table:formula="of:=[.E5]+[.$G5]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table:formula="of:=IF([.$I5]=&quot;M&quot;;6;0)" office:value-type="float" office:value="6" calcext:value-type="float">
            <text:p>6</text:p>
          </table:table-cell>
          <table:table-cell table:formula="of:=[.H5]+[.J5]" office:value-type="float" office:value="77" calcext:value-type="float">
            <text:p>77</text:p>
          </table:table-cell>
          <table:table-cell/>
          <table:table-cell table:formula="of:=[.$A5] &amp; &quot; &quot; &amp; [.J5]" office:value-type="string" office:string-value="Sterling  6" calcext:value-type="string">
            <text:p>Sterling <text:s/>6</text:p>
          </table:table-cell>
          <table:table-cell table:formula="of:=[.$A5] &amp; &quot; &quot; &amp; [.K5]" office:value-type="string" office:string-value="Sterling  77" calcext:value-type="string">
            <text:p>Sterling <text:s/>77</text:p>
          </table:table-cell>
        </table:table-row>
        <table:table-row table:style-name="ro2">
          <table:table-cell table:style-name="ce1" office:value-type="string" calcext:value-type="string">
            <text:p>Bobby Fischer 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formula="of:=IF([.$C6]=12;8;IF([.$C6]=22;2;0))" office:value-type="float" office:value="2" calcext:value-type="float">
            <text:p>2</text:p>
          </table:table-cell>
          <table:table-cell table:formula="of:=[.$B6]+[.$D6]"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table:formula="of:=IF([.$F6]=&quot;C&quot;;5;0)" office:value-type="float" office:value="5" calcext:value-type="float">
            <text:p>5</text:p>
          </table:table-cell>
          <table:table-cell table:formula="of:=[.E6]+[.$G6]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table:formula="of:=IF([.$I6]=&quot;M&quot;;6;0)" office:value-type="float" office:value="6" calcext:value-type="float">
            <text:p>6</text:p>
          </table:table-cell>
          <table:table-cell table:formula="of:=[.H6]+[.J6]" office:value-type="float" office:value="75" calcext:value-type="float">
            <text:p>75</text:p>
          </table:table-cell>
          <table:table-cell/>
          <table:table-cell table:formula="of:=[.$A6] &amp; &quot; &quot; &amp; [.J6]" office:value-type="string" office:string-value="Bobby Fischer  6" calcext:value-type="string">
            <text:p>Bobby Fischer <text:s/>6</text:p>
          </table:table-cell>
          <table:table-cell table:formula="of:=[.$A6] &amp; &quot; &quot; &amp; [.K6]" office:value-type="string" office:string-value="Bobby Fischer  75" calcext:value-type="string">
            <text:p>Bobby Fischer <text:s/>75</text:p>
          </table:table-cell>
        </table:table-row>
        <table:table-row table:style-name="ro1">
          <table:table-cell table:style-name="ce1" office:value-type="string" calcext:value-type="string">
            <text:p>dubbiov 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IF([.$C7]=12;8;IF([.$C7]=22;2;0))" office:value-type="float" office:value="8" calcext:value-type="float">
            <text:p>8</text:p>
          </table:table-cell>
          <table:table-cell table:formula="of:=[.$B7]+[.$D7]" office:value-type="float" office:value="68" calcext:value-type="float">
            <text:p>68</text:p>
          </table:table-cell>
          <table:table-cell/>
          <table:table-cell table:formula="of:=IF([.$F7]=&quot;C&quot;;5;0)" office:value-type="float" office:value="0" calcext:value-type="float">
            <text:p>0</text:p>
          </table:table-cell>
          <table:table-cell table:formula="of:=[.E7]+[.$G7]"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table:formula="of:=IF([.$I7]=&quot;M&quot;;6;0)" office:value-type="float" office:value="6" calcext:value-type="float">
            <text:p>6</text:p>
          </table:table-cell>
          <table:table-cell table:formula="of:=[.H7]+[.J7]" office:value-type="float" office:value="74" calcext:value-type="float">
            <text:p>74</text:p>
          </table:table-cell>
          <table:table-cell/>
          <table:table-cell table:formula="of:=[.$A7] &amp; &quot; &quot; &amp; [.J7]" office:value-type="string" office:string-value="dubbiov  6" calcext:value-type="string">
            <text:p>dubbiov <text:s/>6</text:p>
          </table:table-cell>
          <table:table-cell table:formula="of:=[.$A7] &amp; &quot; &quot; &amp; [.K7]" office:value-type="string" office:string-value="dubbiov  74" calcext:value-type="string">
            <text:p>dubbiov <text:s/>74</text:p>
          </table:table-cell>
        </table:table-row>
        <table:table-row table:style-name="ro1">
          <table:table-cell table:style-name="ce1" office:value-type="string" calcext:value-type="string">
            <text:p>Blade 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formula="of:=IF([.$C8]=12;8;IF([.$C8]=22;2;0))" office:value-type="float" office:value="8" calcext:value-type="float">
            <text:p>8</text:p>
          </table:table-cell>
          <table:table-cell table:formula="of:=[.$B8]+[.$D8]"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formula="of:=IF([.$F8]=&quot;C&quot;;5;0)" office:value-type="float" office:value="5" calcext:value-type="float">
            <text:p>5</text:p>
          </table:table-cell>
          <table:table-cell table:formula="of:=[.E8]+[.$G8]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table:formula="of:=IF([.$I8]=&quot;M&quot;;6;0)" office:value-type="float" office:value="6" calcext:value-type="float">
            <text:p>6</text:p>
          </table:table-cell>
          <table:table-cell table:formula="of:=[.H8]+[.J8]" office:value-type="float" office:value="72" calcext:value-type="float">
            <text:p>72</text:p>
          </table:table-cell>
          <table:table-cell/>
          <table:table-cell table:formula="of:=[.$A8] &amp; &quot; &quot; &amp; [.J8]" office:value-type="string" office:string-value="Blade  6" calcext:value-type="string">
            <text:p>Blade <text:s/>6</text:p>
          </table:table-cell>
          <table:table-cell table:formula="of:=[.$A8] &amp; &quot; &quot; &amp; [.K8]" office:value-type="string" office:string-value="Blade  72" calcext:value-type="string">
            <text:p>Blade <text:s/>72</text:p>
          </table:table-cell>
        </table:table-row>
        <table:table-row table:style-name="ro1">
          <table:table-cell table:style-name="ce1" office:value-type="string" calcext:value-type="string">
            <text:p>Chicco 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formula="of:=IF([.$C9]=12;8;IF([.$C9]=22;2;0))" office:value-type="float" office:value="2" calcext:value-type="float">
            <text:p>2</text:p>
          </table:table-cell>
          <table:table-cell table:formula="of:=[.$B9]+[.$D9]"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table:formula="of:=IF([.$F9]=&quot;C&quot;;5;0)" office:value-type="float" office:value="5" calcext:value-type="float">
            <text:p>5</text:p>
          </table:table-cell>
          <table:table-cell table:formula="of:=[.E9]+[.$G9]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table:formula="of:=IF([.$I9]=&quot;M&quot;;6;0)" office:value-type="float" office:value="6" calcext:value-type="float">
            <text:p>6</text:p>
          </table:table-cell>
          <table:table-cell table:formula="of:=[.H9]+[.J9]" office:value-type="float" office:value="66" calcext:value-type="float">
            <text:p>66</text:p>
          </table:table-cell>
          <table:table-cell/>
          <table:table-cell table:formula="of:=[.$A9] &amp; &quot; &quot; &amp; [.J9]" office:value-type="string" office:string-value="Chicco  6" calcext:value-type="string">
            <text:p>Chicco <text:s/>6</text:p>
          </table:table-cell>
          <table:table-cell table:formula="of:=[.$A9] &amp; &quot; &quot; &amp; [.K9]" office:value-type="string" office:string-value="Chicco  66" calcext:value-type="string">
            <text:p>Chicco <text:s/>66</text:p>
          </table:table-cell>
        </table:table-row>
        <table:table-row table:style-name="ro1">
          <table:table-cell table:style-name="ce1" office:value-type="string" calcext:value-type="string">
            <text:p>wolf 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IF([.$C10]=12;8;IF([.$C10]=22;2;0))" office:value-type="float" office:value="2" calcext:value-type="float">
            <text:p>2</text:p>
          </table:table-cell>
          <table:table-cell table:formula="of:=[.$B10]+[.$D10]"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table:formula="of:=IF([.$F10]=&quot;C&quot;;5;0)" office:value-type="float" office:value="0" calcext:value-type="float">
            <text:p>0</text:p>
          </table:table-cell>
          <table:table-cell table:formula="of:=[.E10]+[.$G10]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table:formula="of:=IF([.$I10]=&quot;M&quot;;6;0)" office:value-type="float" office:value="6" calcext:value-type="float">
            <text:p>6</text:p>
          </table:table-cell>
          <table:table-cell table:formula="of:=[.H10]+[.J10]" office:value-type="float" office:value="66" calcext:value-type="float">
            <text:p>66</text:p>
          </table:table-cell>
          <table:table-cell/>
          <table:table-cell table:formula="of:=[.$A10] &amp; &quot; &quot; &amp; [.J10]" office:value-type="string" office:string-value="wolf  6" calcext:value-type="string">
            <text:p>wolf <text:s/>6</text:p>
          </table:table-cell>
          <table:table-cell table:formula="of:=[.$A10] &amp; &quot; &quot; &amp; [.K10]" office:value-type="string" office:string-value="wolf  66" calcext:value-type="string">
            <text:p>wolf <text:s/>66</text:p>
          </table:table-cell>
        </table:table-row>
        <table:table-row table:style-name="ro1">
          <table:table-cell table:style-name="ce1" office:value-type="string" calcext:value-type="string">
            <text:p>Megalovic 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formula="of:=IF([.$C11]=12;8;IF([.$C11]=22;2;0))" office:value-type="float" office:value="2" calcext:value-type="float">
            <text:p>2</text:p>
          </table:table-cell>
          <table:table-cell table:formula="of:=[.$B11]+[.$D11]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formula="of:=IF([.$F11]=&quot;C&quot;;5;0)" office:value-type="float" office:value="5" calcext:value-type="float">
            <text:p>5</text:p>
          </table:table-cell>
          <table:table-cell table:formula="of:=[.E11]+[.$G11]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table:formula="of:=IF([.$I11]=&quot;M&quot;;6;0)" office:value-type="float" office:value="6" calcext:value-type="float">
            <text:p>6</text:p>
          </table:table-cell>
          <table:table-cell table:formula="of:=[.H11]+[.J11]" office:value-type="float" office:value="65" calcext:value-type="float">
            <text:p>65</text:p>
          </table:table-cell>
          <table:table-cell/>
          <table:table-cell table:formula="of:=[.$A11] &amp; &quot; &quot; &amp; [.J11]" office:value-type="string" office:string-value="Megalovic  6" calcext:value-type="string">
            <text:p>Megalovic <text:s/>6</text:p>
          </table:table-cell>
          <table:table-cell table:formula="of:=[.$A11] &amp; &quot; &quot; &amp; [.K11]" office:value-type="string" office:string-value="Megalovic  65" calcext:value-type="string">
            <text:p>Megalovic <text:s/>65</text:p>
          </table:table-cell>
        </table:table-row>
        <table:table-row table:style-name="ro1">
          <table:table-cell table:style-name="ce1" office:value-type="string" calcext:value-type="string">
            <text:p>Talia 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IF([.$C12]=12;8;IF([.$C12]=22;2;0))" office:value-type="float" office:value="0" calcext:value-type="float">
            <text:p>0</text:p>
          </table:table-cell>
          <table:table-cell table:formula="of:=[.$B12]+[.$D12]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table:formula="of:=IF([.$F12]=&quot;C&quot;;5;0)" office:value-type="float" office:value="0" calcext:value-type="float">
            <text:p>0</text:p>
          </table:table-cell>
          <table:table-cell table:formula="of:=[.E12]+[.$G12]"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table:formula="of:=IF([.$I12]=&quot;M&quot;;6;0)" office:value-type="float" office:value="6" calcext:value-type="float">
            <text:p>6</text:p>
          </table:table-cell>
          <table:table-cell table:formula="of:=[.H12]+[.J12]" office:value-type="float" office:value="57" calcext:value-type="float">
            <text:p>57</text:p>
          </table:table-cell>
          <table:table-cell/>
          <table:table-cell table:formula="of:=[.$A12] &amp; &quot; &quot; &amp; [.J12]" office:value-type="string" office:string-value="Talia  6" calcext:value-type="string">
            <text:p>Talia <text:s/>6</text:p>
          </table:table-cell>
          <table:table-cell table:formula="of:=[.$A12] &amp; &quot; &quot; &amp; [.K12]" office:value-type="string" office:string-value="Talia  57" calcext:value-type="string">
            <text:p>Talia <text:s/>57</text:p>
          </table:table-cell>
        </table:table-row>
        <table:table-row table:style-name="ro1">
          <table:table-cell table:style-name="ce1" office:value-type="string" calcext:value-type="string">
            <text:p>Ale 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formula="of:=IF([.$C13]=12;8;IF([.$C13]=22;2;0))" office:value-type="float" office:value="0" calcext:value-type="float">
            <text:p>0</text:p>
          </table:table-cell>
          <table:table-cell table:formula="of:=[.$B13]+[.$D13]"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table:formula="of:=IF([.$F13]=&quot;C&quot;;5;0)" office:value-type="float" office:value="0" calcext:value-type="float">
            <text:p>0</text:p>
          </table:table-cell>
          <table:table-cell table:formula="of:=[.E13]+[.$G13]"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table:formula="of:=IF([.$I13]=&quot;M&quot;;6;0)" office:value-type="float" office:value="0" calcext:value-type="float">
            <text:p>0</text:p>
          </table:table-cell>
          <table:table-cell table:formula="of:=[.H13]+[.J13]" office:value-type="float" office:value="54" calcext:value-type="float">
            <text:p>54</text:p>
          </table:table-cell>
          <table:table-cell/>
          <table:table-cell table:formula="of:=[.$A13] &amp; &quot; &quot; &amp; [.J13]" office:value-type="string" office:string-value="Ale  0" calcext:value-type="string">
            <text:p>Ale <text:s/>0</text:p>
          </table:table-cell>
          <table:table-cell table:formula="of:=[.$A13] &amp; &quot; &quot; &amp; [.K13]" office:value-type="string" office:string-value="Ale  54" calcext:value-type="string">
            <text:p>Ale <text:s/>54</text:p>
          </table:table-cell>
        </table:table-row>
        <table:table-row table:style-name="ro1">
          <table:table-cell table:style-name="ce1" office:value-type="string" calcext:value-type="string">
            <text:p>kraus 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C14]=12;8;IF([.C14]=22;2;0))" office:value-type="float" office:value="0" calcext:value-type="float">
            <text:p>0</text:p>
          </table:table-cell>
          <table:table-cell table:formula="of:=[.$B14]+[.$D14]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table:formula="of:=IF([.$F14]=&quot;C&quot;;5;0)" office:value-type="float" office:value="5" calcext:value-type="float">
            <text:p>5</text:p>
          </table:table-cell>
          <table:table-cell table:formula="of:=[.E14]+[.$G14]" office:value-type="float" office:value="21" calcext:value-type="float">
            <text:p>21</text:p>
          </table:table-cell>
          <table:table-cell/>
          <table:table-cell table:formula="of:=IF([.$I14]=&quot;M&quot;;6;0)" office:value-type="float" office:value="0" calcext:value-type="float">
            <text:p>0</text:p>
          </table:table-cell>
          <table:table-cell table:formula="of:=[.H14]+[.J14]" office:value-type="float" office:value="21" calcext:value-type="float">
            <text:p>21</text:p>
          </table:table-cell>
          <table:table-cell/>
          <table:table-cell table:formula="of:=[.$A14] &amp; &quot; &quot; &amp; [.J14]" office:value-type="string" office:string-value="kraus  0" calcext:value-type="string">
            <text:p>kraus <text:s/>0</text:p>
          </table:table-cell>
          <table:table-cell table:formula="of:=[.$A14] &amp; &quot; &quot; &amp; [.K14]" office:value-type="string" office:string-value="kraus  21" calcext:value-type="string">
            <text:p>kraus <text:s/>21</text:p>
          </table:table-cell>
        </table:table-row>
        <table:table-row table:style-name="ro1">
          <table:table-cell table:style-name="ce1" office:value-type="string" calcext:value-type="string">
            <text:p>Akiba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C15]=12;8;IF([.C15]=22;2;0))" office:value-type="float" office:value="0" calcext:value-type="float">
            <text:p>0</text:p>
          </table:table-cell>
          <table:table-cell table:formula="of:=[.$B15]+[.$D15]" office:value-type="float" office:value="12" calcext:value-type="float">
            <text:p>12</text:p>
          </table:table-cell>
          <table:table-cell/>
          <table:table-cell table:formula="of:=IF([.$F15]=&quot;C&quot;;5;0)" office:value-type="float" office:value="0" calcext:value-type="float">
            <text:p>0</text:p>
          </table:table-cell>
          <table:table-cell table:formula="of:=[.E15]+[.$G15]" office:value-type="float" office:value="12" calcext:value-type="float">
            <text:p>12</text:p>
          </table:table-cell>
          <table:table-cell/>
          <table:table-cell table:formula="of:=IF([.$I15]=&quot;M&quot;;6;0)" office:value-type="float" office:value="0" calcext:value-type="float">
            <text:p>0</text:p>
          </table:table-cell>
          <table:table-cell table:formula="of:=[.H15]+[.J15]" office:value-type="float" office:value="12" calcext:value-type="float">
            <text:p>12</text:p>
          </table:table-cell>
          <table:table-cell/>
          <table:table-cell table:formula="of:=[.$A15] &amp; &quot; &quot; &amp; [.J15]" office:value-type="string" office:string-value="Akiba  0" calcext:value-type="string">
            <text:p>Akiba <text:s/>0</text:p>
          </table:table-cell>
          <table:table-cell table:formula="of:=[.$A15] &amp; &quot; &quot; &amp; [.K15]" office:value-type="string" office:string-value="Akiba  12" calcext:value-type="string">
            <text:p>Akiba <text:s/>12</text:p>
          </table:table-cell>
        </table:table-row>
        <table:table-row table:style-name="ro1">
          <table:table-cell table:style-name="ce1" office:value-type="string" calcext:value-type="string">
            <text:p>mago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C16]=12;8;IF([.C16]=22;2;0))" office:value-type="float" office:value="0" calcext:value-type="float">
            <text:p>0</text:p>
          </table:table-cell>
          <table:table-cell table:formula="of:=[.$B16]+[.$D16]" office:value-type="float" office:value="7" calcext:value-type="float">
            <text:p>7</text:p>
          </table:table-cell>
          <table:table-cell/>
          <table:table-cell table:formula="of:=IF([.$F16]=&quot;C&quot;;5;0)" office:value-type="float" office:value="0" calcext:value-type="float">
            <text:p>0</text:p>
          </table:table-cell>
          <table:table-cell table:formula="of:=[.E16]+[.$G16]" office:value-type="float" office:value="7" calcext:value-type="float">
            <text:p>7</text:p>
          </table:table-cell>
          <table:table-cell/>
          <table:table-cell table:formula="of:=IF([.$I16]=&quot;M&quot;;6;0)" office:value-type="float" office:value="0" calcext:value-type="float">
            <text:p>0</text:p>
          </table:table-cell>
          <table:table-cell table:formula="of:=[.H16]+[.J16]" office:value-type="float" office:value="7" calcext:value-type="float">
            <text:p>7</text:p>
          </table:table-cell>
          <table:table-cell/>
          <table:table-cell table:formula="of:=[.$A16] &amp; &quot; &quot; &amp; [.J16]" office:value-type="string" office:string-value="mago  0" calcext:value-type="string">
            <text:p>mago <text:s/>0</text:p>
          </table:table-cell>
          <table:table-cell table:formula="of:=[.$A16] &amp; &quot; &quot; &amp; [.K16]" office:value-type="string" office:string-value="mago  7" calcext:value-type="string">
            <text:p>mago <text:s/>7</text:p>
          </table:table-cell>
        </table:table-row>
        <table:table-row table:style-name="ro1">
          <table:table-cell table:style-name="ce1" office:value-type="string" calcext:value-type="string">
            <text:p>EvaKant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]=12;8;IF([.C17]=22;2;0))" office:value-type="float" office:value="0" calcext:value-type="float">
            <text:p>0</text:p>
          </table:table-cell>
          <table:table-cell table:formula="of:=[.$B17]+[.$D17]" office:value-type="float" office:value="4" calcext:value-type="float">
            <text:p>4</text:p>
          </table:table-cell>
          <table:table-cell/>
          <table:table-cell table:formula="of:=IF([.$F17]=&quot;C&quot;;5;0)" office:value-type="float" office:value="0" calcext:value-type="float">
            <text:p>0</text:p>
          </table:table-cell>
          <table:table-cell table:formula="of:=[.E17]+[.$G17]" office:value-type="float" office:value="4" calcext:value-type="float">
            <text:p>4</text:p>
          </table:table-cell>
          <table:table-cell/>
          <table:table-cell table:formula="of:=IF([.$I17]=&quot;M&quot;;6;0)" office:value-type="float" office:value="0" calcext:value-type="float">
            <text:p>0</text:p>
          </table:table-cell>
          <table:table-cell table:formula="of:=[.H17]+[.J17]" office:value-type="float" office:value="4" calcext:value-type="float">
            <text:p>4</text:p>
          </table:table-cell>
          <table:table-cell/>
          <table:table-cell table:formula="of:=[.$A17] &amp; &quot; &quot; &amp; [.J17]" office:value-type="string" office:string-value="EvaKant  0" calcext:value-type="string">
            <text:p>EvaKant <text:s/>0</text:p>
          </table:table-cell>
          <table:table-cell table:formula="of:=[.$A17] &amp; &quot; &quot; &amp; [.K17]" office:value-type="string" office:string-value="EvaKant  4" calcext:value-type="string">
            <text:p>EvaKant <text:s/>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empreesolokram <text:s/>8</text:p>
          </table:table-cell>
          <table:table-cell/>
          <table:table-cell office:value-type="string" calcext:value-type="string">
            <text:p>Arianna-Lorenzo <text:s/>5</text:p>
          </table:table-cell>
          <table:table-cell/>
          <table:table-cell office:value-type="string" calcext:value-type="string">
            <text:p>Blade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erling <text:s/>8</text:p>
          </table:table-cell>
          <table:table-cell/>
          <table:table-cell office:value-type="string" calcext:value-type="string">
            <text:p>Blade <text:s/>5</text:p>
          </table:table-cell>
          <table:table-cell/>
          <table:table-cell office:value-type="string" calcext:value-type="string">
            <text:p>Bobby Fischer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rishGambit <text:s/>8</text:p>
          </table:table-cell>
          <table:table-cell/>
          <table:table-cell office:value-type="string" calcext:value-type="string">
            <text:p>Bobby Fischer <text:s/>5</text:p>
          </table:table-cell>
          <table:table-cell/>
          <table:table-cell office:value-type="string" calcext:value-type="string">
            <text:p>Chicco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ubbiov <text:s/>8</text:p>
          </table:table-cell>
          <table:table-cell/>
          <table:table-cell office:value-type="string" calcext:value-type="string">
            <text:p>Chicco <text:s/>5</text:p>
          </table:table-cell>
          <table:table-cell/>
          <table:table-cell office:value-type="string" calcext:value-type="string">
            <text:p>dubbiov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lade <text:s/>8</text:p>
          </table:table-cell>
          <table:table-cell/>
          <table:table-cell office:value-type="string" calcext:value-type="string">
            <text:p>IrishGambit <text:s/>5</text:p>
          </table:table-cell>
          <table:table-cell/>
          <table:table-cell office:value-type="string" calcext:value-type="string">
            <text:p>IrishGambit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ianna-Lorenzo <text:s/>2</text:p>
          </table:table-cell>
          <table:table-cell/>
          <table:table-cell office:value-type="string" calcext:value-type="string">
            <text:p>kraus <text:s/>5</text:p>
          </table:table-cell>
          <table:table-cell/>
          <table:table-cell office:value-type="string" calcext:value-type="string">
            <text:p>Megalovic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bby Fischer <text:s/>2</text:p>
          </table:table-cell>
          <table:table-cell/>
          <table:table-cell office:value-type="string" calcext:value-type="string">
            <text:p>Megalovic <text:s/>5</text:p>
          </table:table-cell>
          <table:table-cell/>
          <table:table-cell office:value-type="string" calcext:value-type="string">
            <text:p>Sempreesolokram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olf <text:s/>2</text:p>
          </table:table-cell>
          <table:table-cell/>
          <table:table-cell office:value-type="string" calcext:value-type="string">
            <text:p>Sempreesolokram <text:s/>5</text:p>
          </table:table-cell>
          <table:table-cell/>
          <table:table-cell office:value-type="string" calcext:value-type="string">
            <text:p>Sterling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icco <text:s/>2</text:p>
          </table:table-cell>
          <table:table-cell table:number-columns-repeated="3"/>
          <table:table-cell office:value-type="string" calcext:value-type="string">
            <text:p>Talia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galovic <text:s/>2</text:p>
          </table:table-cell>
          <table:table-cell/>
          <table:table-cell office:value-type="string" calcext:value-type="string">
            <text:p>Ale <text:s/>0</text:p>
          </table:table-cell>
          <table:table-cell/>
          <table:table-cell office:value-type="string" calcext:value-type="string">
            <text:p>wolf <text:s/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 <text:s/>0</text:p>
          </table:table-cell>
          <table:table-cell table:number-columns-repeated="3"/>
          <table:table-cell office:value-type="string" calcext:value-type="string">
            <text:p>Akiba <text:s/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lia <text:s/>0</text:p>
          </table:table-cell>
          <table:table-cell table:number-columns-repeated="3"/>
          <table:table-cell office:value-type="string" calcext:value-type="string">
            <text:p>Ale <text:s/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raus <text:s/>0</text:p>
          </table:table-cell>
          <table:table-cell table:number-columns-repeated="3"/>
          <table:table-cell office:value-type="string" calcext:value-type="string">
            <text:p>Arianna-Lorenzo <text:s/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kiba <text:s/>0</text:p>
          </table:table-cell>
          <table:table-cell table:number-columns-repeated="3"/>
          <table:table-cell office:value-type="string" calcext:value-type="string">
            <text:p>EvaKant <text:s/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go <text:s/>0</text:p>
          </table:table-cell>
          <table:table-cell/>
          <table:table-cell office:value-type="string" calcext:value-type="string">
            <text:p>Talia <text:s/>0</text:p>
          </table:table-cell>
          <table:table-cell/>
          <table:table-cell office:value-type="string" calcext:value-type="string">
            <text:p>kraus <text:s/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vaKant <text:s/>0</text:p>
          </table:table-cell>
          <table:table-cell/>
          <table:table-cell office:value-type="string" calcext:value-type="string">
            <text:p>wolf <text:s/>0</text:p>
          </table:table-cell>
          <table:table-cell/>
          <table:table-cell office:value-type="string" calcext:value-type="string">
            <text:p>mago <text:s/>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empreesolokram <text:s/>74</text:p>
          </table:table-cell>
          <table:table-cell table:number-columns-repeated="3"/>
          <table:table-cell office:value-type="string" calcext:value-type="string">
            <text:p>Sempreesolokram <text:s/>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ianna-Lorenzo <text:s/>74</text:p>
          </table:table-cell>
          <table:table-cell/>
          <table:table-cell office:value-type="string" calcext:value-type="string">
            <text:p>Arianna-Lorenzo <text:s/>79</text:p>
          </table:table-cell>
          <table:table-cell/>
          <table:table-cell office:value-type="string" calcext:value-type="string">
            <text:p>IrishGambit <text:s/>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erling <text:s/>71</text:p>
          </table:table-cell>
          <table:table-cell/>
          <table:table-cell office:value-type="string" calcext:value-type="string">
            <text:p>Sempreesolokram <text:s/>79</text:p>
          </table:table-cell>
          <table:table-cell/>
          <table:table-cell office:value-type="string" calcext:value-type="string">
            <text:p>Arianna-Lorenzo <text:s/>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rishGambit <text:s/>70</text:p>
          </table:table-cell>
          <table:table-cell/>
          <table:table-cell office:value-type="string" calcext:value-type="string">
            <text:p>IrishGambit <text:s/>75</text:p>
          </table:table-cell>
          <table:table-cell/>
          <table:table-cell office:value-type="string" calcext:value-type="string">
            <text:p>Sterling <text:s/>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ubbiov <text:s/>68</text:p>
          </table:table-cell>
          <table:table-cell/>
          <table:table-cell office:value-type="string" calcext:value-type="string">
            <text:p>Sterling <text:s/>71</text:p>
          </table:table-cell>
          <table:table-cell/>
          <table:table-cell office:value-type="string" calcext:value-type="string">
            <text:p>Bobby Fischer <text:s/>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bby Fischer <text:s/>64</text:p>
          </table:table-cell>
          <table:table-cell/>
          <table:table-cell office:value-type="string" calcext:value-type="string">
            <text:p>Bobby Fischer <text:s/>69</text:p>
          </table:table-cell>
          <table:table-cell/>
          <table:table-cell office:value-type="string" calcext:value-type="string">
            <text:p>dubbiov <text:s/>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lade <text:s/>61</text:p>
          </table:table-cell>
          <table:table-cell/>
          <table:table-cell office:value-type="string" calcext:value-type="string">
            <text:p>dubbiov <text:s/>68</text:p>
          </table:table-cell>
          <table:table-cell/>
          <table:table-cell office:value-type="string" calcext:value-type="string">
            <text:p>Blade <text:s/>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olf <text:s/>60</text:p>
          </table:table-cell>
          <table:table-cell/>
          <table:table-cell office:value-type="string" calcext:value-type="string">
            <text:p>Blade <text:s/>66</text:p>
          </table:table-cell>
          <table:table-cell/>
          <table:table-cell office:value-type="string" calcext:value-type="string">
            <text:p>Chicco <text:s/>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icco <text:s/>55</text:p>
          </table:table-cell>
          <table:table-cell/>
          <table:table-cell office:value-type="string" calcext:value-type="string">
            <text:p>Chicco <text:s/>60</text:p>
          </table:table-cell>
          <table:table-cell/>
          <table:table-cell office:value-type="string" calcext:value-type="string">
            <text:p>wolf <text:s/>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galovic <text:s/>54</text:p>
          </table:table-cell>
          <table:table-cell/>
          <table:table-cell office:value-type="string" calcext:value-type="string">
            <text:p>wolf <text:s/>60</text:p>
          </table:table-cell>
          <table:table-cell/>
          <table:table-cell office:value-type="string" calcext:value-type="string">
            <text:p>Megalovic <text:s/>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 <text:s/>54</text:p>
          </table:table-cell>
          <table:table-cell/>
          <table:table-cell office:value-type="string" calcext:value-type="string">
            <text:p>Megalovic <text:s/>59</text:p>
          </table:table-cell>
          <table:table-cell/>
          <table:table-cell office:value-type="string" calcext:value-type="string">
            <text:p>Talia <text:s/>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lia <text:s/>51</text:p>
          </table:table-cell>
          <table:table-cell/>
          <table:table-cell office:value-type="string" calcext:value-type="string">
            <text:p>Ale <text:s/>54</text:p>
          </table:table-cell>
          <table:table-cell/>
          <table:table-cell office:value-type="string" calcext:value-type="string">
            <text:p>Ale <text:s/>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raus <text:s/>16</text:p>
          </table:table-cell>
          <table:table-cell/>
          <table:table-cell office:value-type="string" calcext:value-type="string">
            <text:p>Talia <text:s/>51</text:p>
          </table:table-cell>
          <table:table-cell/>
          <table:table-cell office:value-type="string" calcext:value-type="string">
            <text:p>kraus <text:s/>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kiba <text:s/>12</text:p>
          </table:table-cell>
          <table:table-cell/>
          <table:table-cell office:value-type="string" calcext:value-type="string">
            <text:p>kraus <text:s/>21</text:p>
          </table:table-cell>
          <table:table-cell/>
          <table:table-cell office:value-type="string" calcext:value-type="string">
            <text:p>Akiba <text:s/>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go <text:s/>7</text:p>
          </table:table-cell>
          <table:table-cell/>
          <table:table-cell office:value-type="string" calcext:value-type="string">
            <text:p>Akiba <text:s/>12</text:p>
          </table:table-cell>
          <table:table-cell/>
          <table:table-cell office:value-type="string" calcext:value-type="string">
            <text:p>mago <text:s/>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vaKant <text:s/>4</text:p>
          </table:table-cell>
          <table:table-cell/>
          <table:table-cell office:value-type="string" calcext:value-type="string">
            <text:p>mago <text:s/>7</text:p>
          </table:table-cell>
          <table:table-cell/>
          <table:table-cell office:value-type="string" calcext:value-type="string">
            <text:p>EvaKant <text:s/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vaKant <text:s/>4</text:p>
          </table:table-cell>
          <table:table-cell table:number-columns-repeated="10"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comments-30861" table:base-cell-address="$Sheet1.$A$1" table:cell-range-address="$Sheet1.$A$2"/>
      </table:named-expressions>
      <table:database-ranges>
        <table:database-range table:name="__Anonymous_Sheet_DB__0" table:target-range-address="Sheet1.A2:Sheet1.K17" table:contains-header="false">
          <table:sort>
            <table:sort-by table:field-number="10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9:55:09.323879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9:48:46.983710676</meta:creation-date>
    <dc:date>2020-05-03T20:04:20.766944405</dc:date>
    <meta:editing-duration>PT14M8S</meta:editing-duration>
    <meta:editing-cycles>4</meta:editing-cycles>
    <meta:generator>LibreOffice/6.1.5.2$Linux_X86_64 LibreOffice_project/10$Build-2</meta:generator>
    <meta:document-statistic meta:table-count="1" meta:cell-count="290" meta:object-count="0"/>
  </office:meta>
</office:document-meta>
</file>